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non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ent-style-name="Fließtext">
      <style:text-properties text:display="none"/>
    </style:style>
    <style:style style:name="P7" style:family="paragraph">
      <style:paragraph-properties fo:text-align="center"/>
    </style:style>
    <style:style style:name="P8"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31")</text:p>
       <text:p>    (ID "#SB" VALUE "31")</text:p>
       <text:p>    (ID "Zahl" VALUE "31")</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8"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7" svg:x1="-2.499cm" svg:y1="4.9cm" svg:x2="-1.599cm" svg:y2="4.9cm">
      <text:p/>
     </draw:line><draw:line text:anchor-type="paragraph" draw:z-index="1" draw:name="Faltmarke unten" draw:style-name="gr1" draw:text-style-name="P7"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31</text:database-display></text:p>
      <text:p text:style-name="WollMuxVerfuegungspunktAbdruck"><text:span text:style-name="WollMuxRoemischeZiffer"><text:span text:style-name="T2">II.<text:tab/></text:span></text:span><text:span text:style-name="T2">Abdruck von I.</text:span></text:p>
      <text:p text:style-name="P6">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6"/>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2:18</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4" meta:word-count="370" meta:character-count="2475"/>
  </office:meta>
</office:document-meta>
</file>